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e362" officeooo:paragraph-rsid="0005e362"/>
    </style:style>
    <style:style style:name="P2" style:family="paragraph" style:parent-style-name="Standard">
      <style:text-properties officeooo:rsid="0005e362" officeooo:paragraph-rsid="0034f394"/>
    </style:style>
    <style:style style:name="P3" style:family="paragraph" style:parent-style-name="Standard">
      <style:text-properties style:text-underline-style="solid" style:text-underline-width="auto" style:text-underline-color="font-color" fo:font-weight="bold" officeooo:rsid="0005e362" officeooo:paragraph-rsid="0005e36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4c1b" officeooo:paragraph-rsid="00164c1b" style:font-weight-asian="bold" style:font-weight-complex="bold"/>
    </style:style>
    <style:style style:name="P5" style:family="paragraph" style:parent-style-name="Standard">
      <style:text-properties style:text-underline-style="none" fo:font-weight="normal" officeooo:rsid="000ca229" officeooo:paragraph-rsid="0005e362" style:font-weight-asian="normal" style:font-weight-complex="normal"/>
    </style:style>
    <style:style style:name="P6" style:family="paragraph" style:parent-style-name="Standard">
      <style:text-properties style:text-underline-style="none" fo:font-weight="normal" officeooo:rsid="000d53ed" officeooo:paragraph-rsid="000d53ed" style:font-weight-asian="normal" style:font-weight-complex="normal"/>
    </style:style>
    <style:style style:name="P7" style:family="paragraph" style:parent-style-name="Standard">
      <style:text-properties style:text-underline-style="none" fo:font-weight="normal" officeooo:rsid="0010e2ff" officeooo:paragraph-rsid="0010e2ff" style:font-weight-asian="normal" style:font-weight-complex="normal"/>
    </style:style>
    <style:style style:name="P8" style:family="paragraph" style:parent-style-name="Standard">
      <style:text-properties style:text-underline-style="none" fo:font-weight="normal" officeooo:rsid="00145f72" officeooo:paragraph-rsid="00148876" style:font-weight-asian="normal" style:font-weight-complex="normal"/>
    </style:style>
    <style:style style:name="P9" style:family="paragraph" style:parent-style-name="Standard">
      <style:text-properties style:text-underline-style="none" fo:font-weight="normal" officeooo:rsid="0017fa22" officeooo:paragraph-rsid="0017fa22" style:font-weight-asian="normal" style:font-weight-complex="normal"/>
    </style:style>
    <style:style style:name="P10" style:family="paragraph" style:parent-style-name="Standard">
      <style:text-properties style:text-underline-style="none" fo:font-weight="normal" officeooo:rsid="0025af30" officeooo:paragraph-rsid="0025af30" style:font-weight-asian="normal" style:font-weight-complex="normal"/>
    </style:style>
    <style:style style:name="P11" style:family="paragraph" style:parent-style-name="Standard">
      <style:text-properties style:text-underline-style="none" fo:font-weight="normal" officeooo:rsid="002f8da7" officeooo:paragraph-rsid="002f8da7"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9af55" officeooo:paragraph-rsid="0019af55"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eeef5" officeooo:paragraph-rsid="001eeef5"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b3e40" officeooo:paragraph-rsid="001b3e40" style:font-weight-asian="normal" style:font-weight-complex="normal"/>
    </style:style>
    <style:style style:name="P15" style:family="paragraph" style:parent-style-name="Standard">
      <style:text-properties officeooo:rsid="001273ec" officeooo:paragraph-rsid="001273ec"/>
    </style:style>
    <style:style style:name="P16" style:family="paragraph" style:parent-style-name="Standard">
      <style:paragraph-properties fo:text-align="justify" style:justify-single-word="false"/>
      <style:text-properties officeooo:rsid="00331360" officeooo:paragraph-rsid="00331360"/>
    </style:style>
    <style:style style:name="P17" style:family="paragraph" style:parent-style-name="Standard">
      <style:text-properties style:text-underline-style="none" fo:font-weight="normal" officeooo:rsid="00418ae5" officeooo:paragraph-rsid="00418ae5"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418ae5" officeooo:paragraph-rsid="00418ae5"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418ae5" officeooo:paragraph-rsid="00419bcd" style:font-weight-asian="normal" style:font-weight-complex="normal"/>
    </style:style>
    <style:style style:name="P20" style:family="paragraph" style:parent-style-name="Standard">
      <style:text-properties style:text-underline-style="none" fo:font-weight="normal" officeooo:rsid="00418ae5" officeooo:paragraph-rsid="00419bcd"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19af55" officeooo:paragraph-rsid="0019af55"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19af55" officeooo:paragraph-rsid="0043efb6"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19af55" officeooo:paragraph-rsid="00445403" style:font-weight-asian="normal" style:font-weight-complex="normal"/>
    </style:style>
    <style:style style:name="P24" style:family="paragraph" style:parent-style-name="Standard">
      <style:text-properties style:text-underline-style="none" fo:font-weight="normal" officeooo:rsid="00145f72" officeooo:paragraph-rsid="00145f72" style:font-weight-asian="normal" style:font-weight-complex="normal"/>
    </style:style>
    <style:style style:name="P25" style:family="paragraph" style:parent-style-name="Standard">
      <style:text-properties style:text-underline-style="none" fo:font-weight="normal" officeooo:rsid="00145f72" officeooo:paragraph-rsid="0005e362" style:font-weight-asian="normal" style:font-weight-complex="normal"/>
    </style:style>
    <style:style style:name="P26" style:family="paragraph" style:parent-style-name="Standard">
      <style:text-properties style:text-underline-style="none" fo:font-weight="normal" officeooo:rsid="004d4bc8" officeooo:paragraph-rsid="004d4bc8"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1a5456" officeooo:paragraph-rsid="00576052" style:font-weight-asian="normal" style:font-weight-complex="normal"/>
    </style:style>
    <style:style style:name="P28" style:family="paragraph" style:parent-style-name="Standard">
      <style:text-properties officeooo:rsid="0022a28c" officeooo:paragraph-rsid="0022a28c"/>
    </style:style>
    <style:style style:name="P29" style:family="paragraph" style:parent-style-name="Standard">
      <style:text-properties officeooo:rsid="001273ec" officeooo:paragraph-rsid="00331360"/>
    </style:style>
    <style:style style:name="P30" style:family="paragraph" style:parent-style-name="Standard">
      <style:text-properties officeooo:rsid="0005e362" officeooo:paragraph-rsid="0034f394"/>
    </style:style>
    <style:style style:name="P31" style:family="paragraph" style:parent-style-name="Standard">
      <style:paragraph-properties fo:text-align="justify" style:justify-single-word="false"/>
      <style:text-properties officeooo:paragraph-rsid="00576052"/>
    </style:style>
    <style:style style:name="T1" style:family="text">
      <style:text-properties officeooo:rsid="000b5b80"/>
    </style:style>
    <style:style style:name="T2" style:family="text">
      <style:text-properties officeooo:rsid="000f23dc"/>
    </style:style>
    <style:style style:name="T3" style:family="text">
      <style:text-properties officeooo:rsid="001265ce"/>
    </style:style>
    <style:style style:name="T4" style:family="text">
      <style:text-properties officeooo:rsid="001273ec"/>
    </style:style>
    <style:style style:name="T5" style:family="text">
      <style:text-properties officeooo:rsid="0017fa22"/>
    </style:style>
    <style:style style:name="T6" style:family="text">
      <style:text-properties officeooo:rsid="001ba022"/>
    </style:style>
    <style:style style:name="T7" style:family="text">
      <style:text-properties officeooo:rsid="001d7bff"/>
    </style:style>
    <style:style style:name="T8" style:family="text">
      <style:text-properties officeooo:rsid="00202c3d"/>
    </style:style>
    <style:style style:name="T9" style:family="text">
      <style:text-properties officeooo:rsid="00227e67"/>
    </style:style>
    <style:style style:name="T10" style:family="text">
      <style:text-properties fo:font-style="normal" officeooo:rsid="008e04d7" style:font-style-asian="normal" style:font-style-complex="normal"/>
    </style:style>
    <style:style style:name="T11" style:family="text">
      <style:text-properties officeooo:rsid="002737b2"/>
    </style:style>
    <style:style style:name="T12" style:family="text">
      <style:text-properties officeooo:rsid="002cd368"/>
    </style:style>
    <style:style style:name="T13" style:family="text">
      <style:text-properties officeooo:rsid="002dda74"/>
    </style:style>
    <style:style style:name="T14" style:family="text">
      <style:text-properties officeooo:rsid="0034f394"/>
    </style:style>
    <style:style style:name="T15" style:family="text">
      <style:text-properties officeooo:rsid="00361da4"/>
    </style:style>
    <style:style style:name="T16" style:family="text">
      <style:text-properties officeooo:rsid="003657be"/>
    </style:style>
    <style:style style:name="T17" style:family="text">
      <style:text-properties officeooo:rsid="00369aa3"/>
    </style:style>
    <style:style style:name="T18" style:family="text">
      <style:text-properties officeooo:rsid="00382475"/>
    </style:style>
    <style:style style:name="T19" style:family="text">
      <style:text-properties officeooo:rsid="00398918"/>
    </style:style>
    <style:style style:name="T20" style:family="text">
      <style:text-properties officeooo:rsid="003b1366"/>
    </style:style>
    <style:style style:name="T21" style:family="text">
      <style:text-properties officeooo:rsid="003bf1fe"/>
    </style:style>
    <style:style style:name="T22" style:family="text">
      <style:text-properties officeooo:rsid="003dc14b"/>
    </style:style>
    <style:style style:name="T23" style:family="text">
      <style:text-properties officeooo:rsid="003eba66"/>
    </style:style>
    <style:style style:name="T24" style:family="text">
      <style:text-properties fo:font-size="12pt" style:font-size-asian="12pt" style:font-size-complex="12pt"/>
    </style:style>
    <style:style style:name="T25" style:family="text">
      <style:text-properties fo:font-size="12pt" officeooo:rsid="001d94bc" style:font-size-asian="12pt" style:font-size-complex="12pt"/>
    </style:style>
    <style:style style:name="T26" style:family="text">
      <style:text-properties officeooo:rsid="0043efb6"/>
    </style:style>
    <style:style style:name="T27" style:family="text">
      <style:text-properties officeooo:rsid="00445403"/>
    </style:style>
    <style:style style:name="T28" style:family="text">
      <style:text-properties officeooo:rsid="004bc67d"/>
    </style:style>
    <style:style style:name="T29" style:family="text">
      <style:text-properties officeooo:rsid="0021d11e"/>
    </style:style>
    <style:style style:name="T30" style:family="text">
      <style:text-properties officeooo:rsid="00238697"/>
    </style:style>
    <style:style style:name="T31" style:family="text">
      <style:text-properties officeooo:rsid="0020e15c"/>
    </style:style>
    <style:style style:name="T32" style:family="text">
      <style:text-properties officeooo:rsid="00247dd2"/>
    </style:style>
    <style:style style:name="T33" style:family="text">
      <style:text-properties officeooo:rsid="001dd93b"/>
    </style:style>
    <style:style style:name="T34" style:family="text">
      <style:text-properties officeooo:rsid="0020c73b"/>
    </style:style>
    <style:style style:name="T35" style:family="text">
      <style:text-properties officeooo:rsid="00263aca"/>
    </style:style>
    <style:style style:name="T36" style:family="text">
      <style:text-properties officeooo:rsid="0058ea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Positionnements thématiques et mots-clés</text:p>
      <text:p text:style-name="P25"/>
      <text:p text:style-name="P26">INFORMATIQUE (Théorique)</text:p>
      <text:p text:style-name="P24">INFORMATIQUE (<text:span text:style-name="T13">P</text:span>ratique)</text:p>
      <text:p text:style-name="P8">MATHS <text:span text:style-name="T13">(Topologie et géométrie) </text:span></text:p>
      <text:p text:style-name="P8"/>
      <text:p text:style-name="P4">Mots-Clés</text:p>
      <text:p text:style-name="P4"/>
      <text:p text:style-name="P9"><text:span text:style-name="T21">M</text:span>odélisation 3d</text:p>
      <text:p text:style-name="P11"><text:span text:style-name="T21">R</text:span>ay-marching</text:p>
      <text:p text:style-name="P11"><text:span text:style-name="T21">A</text:span>rbre k dimensionnel</text:p>
      <text:p text:style-name="P11"><text:span text:style-name="T21">N</text:span>urbs</text:p>
      <text:p text:style-name="P11"><text:span text:style-name="T21">Multi</text:span> threading</text:p>
      <text:p text:style-name="P9"/>
      <text:p text:style-name="P9"/>
      <text:p text:style-name="P1"/>
      <text:p text:style-name="P3">2) Bibliographie commentée (650 mots)</text:p>
      <text:p text:style-name="P5"/>
      <text:p text:style-name="P31"><text:tab/>La modélisation 3D est présente dans de nombreux domaines dont le cinéma avec <text:span text:style-name="T29">s</text:span>es effets spéciaux, dans l’imagerie médicale mais <text:span text:style-name="T29">est </text:span>également très présente dans l’industrie du jeu vidéo, où ses performances sont devenues essentielles avec une recherche grandissante de réalisme. Avec la constante augmentation de la puissance de calcul disponible, des concepts théoriques de rendu 3D, tels que le tracé de rayons, notamment le Ray Marching [1], ont gagné en praticité, émergeant comme des alternatives compétitives aux principes plus établis, tels que le Ray Tracing. L'idée de repérage des rayons date du 16e siècle, et a été premièrement décrite par Albrecht Der. L'utilisation d'un ordinateur pour le tracé des rayons pour générer des images ombrées a été réalisée pour la première fois par Arthur Appel en 1968.</text:p>
      <text:p text:style-name="P31"/>
      <text:p text:style-name="P31"><text:tab/>La technique du ray-marching repose sur le lancement d'un rayon vers chaque pixel de l'écran par le biais d'un calcul de distance simple avec chaque objet de l'espace. Chaque objet est représenté par une <text:span text:style-name="T30">S</text:span>igned <text:span text:style-name="T30">D</text:span>istance <text:span text:style-name="T30">F</text:span>unction <text:span text:style-name="T31">(SDF) </text:span><text:span text:style-name="T30">qui évalue</text:span> la distance entre <text:span text:style-name="T30">un point de l’espace et l’objet qu’il représente</text:span> [2]. Cela nous permet donc d’évaluer la distance entre le rayon et la surface de l’objet le plus proche d<text:span text:style-name="T32">ans</text:span> la scène [2], dans l’objectif de pouvoir avancer de cette distance. Cette approche permet de représenter facilement en mémoire des scènes 3D en modélisant des formes géométriques de base telles que des sphères, des cubes, des triangles, tout en offrant la possibilité de créer des effets d'ombres et de lumières. Les briques de bases ne sont donc pas uniquement les triangles (comme c’est le cas pour la plupart des modèles de rendu), mais de nombreuses formes usuelles aussi diverses que souhaité.</text:p>
      <text:p text:style-name="P31"/>
      <text:p text:style-name="P31"><text:tab/><text:span text:style-name="T33">Nous nous sommes donc penchés vers une première implémentation </text:span><text:span text:style-name="T32">naïve dans le but de tester la méthode de modélisation et de rendu</text:span><text:span text:style-name="T34">. A l’aide de fonctions SDF </text:span><text:span text:style-name="T31">de formes</text:span><text:span text:style-name="T34"> usuelles et d’opérateurs simples, nous étions capables de générer des scènes et formes aussi réalistes que souhaitées, en comparant la </text:span><text:span text:style-name="T31">distance avec la</text:span><text:span text:style-name="T34"> totalité des formes présentes dans la scène </text:span><text:span text:style-name="T31">générée</text:span><text:span text:style-name="T34">. </text:span></text:p>
      <text:p text:style-name="P31"/>
      <text:p text:style-name="P31"><text:tab/>C<text:span text:style-name="T34">ependant c</text:span>onfrontés à la lenteur de <text:span text:style-name="T33">cette</text:span> implémentation lors de la représentation de scènes plus complexes, nous nous sommes tournés vers l’utilisation de structures de données arbores<text:span text:style-name="T34">ce</text:span>ntes [3] afin de ne traiter seulement les formes <text:span text:style-name="T35">proche de notre</text:span> rayon <text:span text:style-name="T35">afin de</text:span> pouvoir négliger certaines parties de la scène, et donc de réduire le nombre de calculs et de comparaisons <text:span text:style-name="T35">à</text:span> chaque itération de notre lancer de rayon. Cela évite donc de comparer la totalité des formes <text:s/>présentes dans la scène, pouvant permettre d’accélérer le rendu afin de rendre l’utilisation de notre implémentation plus utilisable en pratique <text:span text:style-name="T35">grâce à la réduction de la complexité</text:span>. Nous nous sommes <text:span text:style-name="T35">é</text:span>galement <text:span text:style-name="T35">penchés</text:span> sur la parallélisation des calcul<text:span text:style-name="T35">s</text:span> de chaque pixel, <text:span text:style-name="T35">calculs tous indé</text:span>pendan<text:span text:style-name="T35">ts.</text:span></text:p>
      <text:p text:style-name="P31"><text:soft-page-break/></text:p>
      <text:p text:style-name="P31"><text:tab/>En pratique, le ray-marching peut être utilisé efficacement afin de faire du rendu principalement de nuages, d’appliquer des transformations sur des objets [1] (noise, fractales…) et de pouvoir faire du rendu a partir de formules mathématiques et de nurbs [4]. Le tracé des rayons est capable de simuler une variété d'effets optiques, tels que la réflexion, ombres, et <text:span text:style-name="T35">divers</text:span> <text:span text:style-name="T35">effets de lumières</text:span>. Cette polyvalence confère au ray-marching une position privilégiée dans le domaine du rendu 3D, ouvrant la voie à des possibilités créatives innovantes et complexes.</text:p>
      <text:p text:style-name="P31"/>
      <text:p text:style-name="P27"/>
      <text:p text:style-name="P1"/>
      <text:p text:style-name="P3">3) Problématique retenue (50 mots)</text:p>
      <text:p text:style-name="P1"/>
      <text:p text:style-name="P16">Comment faire de la modélisation 3D a l’aide du ray-marching et en particulier quel<text:span text:style-name="T36">le</text:span>s sont les optimisations possibles a implémenter pour une application dans le jeu vidéo en temps réel ? </text:p>
      <text:p text:style-name="P29"/>
      <text:p text:style-name="P1"/>
      <text:p text:style-name="P1"/>
      <text:p text:style-name="P3">4) Objectifs du TIPE (100 mots)</text:p>
      <text:p text:style-name="P1"/>
      <text:p text:style-name="P2">- <text:span text:style-name="T4">Implémentation d’une m</text:span><text:span text:style-name="T9">é</text:span><text:span text:style-name="T4">thode de rendu 3D</text:span></text:p>
      <text:p text:style-name="P2"/>
      <text:p text:style-name="P2">- <text:span text:style-name="T14">Recherche </text:span><text:span text:style-name="T28">et comparaisons de méthodes d’optimisations </text:span><text:span text:style-name="T4">pour une potentielle utilisation dans le jeu vidéo en temps réel </text:span><text:span text:style-name="T28">a l’aide de structures arborescentes et de parallélisation de calcul</text:span></text:p>
      <text:p text:style-name="P15"/>
      <text:p text:style-name="P15">- <text:span text:style-name="T15">Recherche sur les formes plus complexes comme les Nurbs </text:span><text:span text:style-name="T28">et les surfaces</text:span><text:span text:style-name="T15"> </text:span></text:p>
      <text:p text:style-name="P1"/>
      <text:p text:style-name="P1"/>
      <text:p text:style-name="P3">5) Liste de références bibliographique (max 10)</text:p>
      <text:p text:style-name="P1"/>
      <text:p text:style-name="P1"><text:span text:style-name="T1">1-</text:span>Perlin, Ken, <text:s/>Hypertexture , Computer Graphics</text:p>
      <text:p text:style-name="P1"><text:span text:style-name="T1">2-</text:span>http://iquilezles.org/articles/</text:p>
      <text:p text:style-name="P1"><text:span text:style-name="T1">3-</text:span>Performance Comparison of Bounding Volume Hierarchies and Kd-Trees for GPU Ray Tracing</text:p>
      <text:p text:style-name="P1"><text:span text:style-name="T1">4-</text:span>Computing_the_minimum_distance_between_a_point_and_a_NURBS_curves</text:p>
      <text:p text:style-name="P28">5-Sphere Tracing <text:s/>A Geometric Method for the Antialiased Ray Tracing of Implicit Surfaces, The Visual Compu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16:28:22.483859535</meta:creation-date>
    <dc:date>2024-01-23T20:46:10.619243461</dc:date>
    <meta:editing-duration>PT4H57M19S</meta:editing-duration>
    <meta:editing-cycles>72</meta:editing-cycles>
    <meta:generator>LibreOffice/7.3.7.2$Linux_X86_64 LibreOffice_project/30$Build-2</meta:generator>
    <meta:document-statistic meta:table-count="0" meta:image-count="0" meta:object-count="0" meta:page-count="2" meta:paragraph-count="28" meta:word-count="706" meta:character-count="4628" meta:non-whitespace-character-count="3938"/>
  </office:meta>
</office:document-meta>
</file>